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2.976cm"/>
    </style:style>
    <style:style style:name="co9" style:family="table-column">
      <style:table-column-properties fo:break-before="auto" style:column-width="0.748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0.651cm"/>
    </style:style>
    <style:style style:name="co12" style:family="table-column">
      <style:table-column-properties fo:break-before="auto" style:column-width="0.619cm"/>
    </style:style>
    <style:style style:name="co13" style:family="table-column">
      <style:table-column-properties fo:break-before="auto" style:column-width="0.683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3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5.212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end" fo:margin-left="0cm"/>
    </style:style>
    <style:style style:name="ce3" style:family="table-cell" style:parent-style-name="Default">
      <style:table-cell-properties style:rotation-angle="90"/>
    </style:style>
    <style:style style:name="ce4" style:family="table-cell" style:parent-style-name="Default">
      <style:table-cell-properties style:rotation-angle="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CPU HC Ord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13" table:style-name="ce1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<text:s/>MAR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IR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_RES_FLAGS</text:p>
          </table:table-cell>
          <table:table-cell table:style-name="ce2" office:value-type="string">
            <text:p>CU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INTERFACE 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3">
          <table:table-cell office:value-type="string">
            <text:p>0.1uF Cap</text:p>
          </table:table-cell>
          <table:table-cell table:number-columns-repeated="2"/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SUM([.D3:.P3])"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formula="of:=[.Q3]-[.R3]" office:value-type="float" office:value="-30">
            <text:p>-30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SUM([.D4:.P4])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Q4]-[.R4]" office:value-type="float" office:value="-5">
            <text:p>-5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13" office:value-type="float" office:value="3">
            <text:p>3</text:p>
          </table:table-cell>
          <table:table-cell table:formula="of:=SUM([.D5:.P5])"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[.Q5]-[.R5]" office:value-type="float" office:value="8">
            <text:p>8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2"/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SUM([.D6:.P6])" office:value-type="float" office:value="112">
            <text:p>112</text:p>
          </table:table-cell>
          <table:table-cell/>
          <table:table-cell table:formula="of:=[.Q6]-[.R6]" office:value-type="float" office:value="112">
            <text:p>1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6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  <table:table-cell table:formula="of:=SUM([.D7:.P7])" office:value-type="float" office:value="104">
            <text:p>104</text:p>
          </table:table-cell>
          <table:table-cell/>
          <table:table-cell table:formula="of:=[.Q7]-[.R7]" office:value-type="float" office:value="104">
            <text:p>104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D8:.P8])" office:value-type="float" office:value="16">
            <text:p>16</text:p>
          </table:table-cell>
          <table:table-cell/>
          <table:table-cell table:formula="of:=[.Q8]-[.R8]"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13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SUM([.D9:.P9])" office:value-type="float" office:value="38">
            <text:p>38</text:p>
          </table:table-cell>
          <table:table-cell/>
          <table:table-cell table:formula="of:=[.Q9]-[.R9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13"/>
          <table:table-cell office:value-type="float" office:value="2">
            <text:p>2</text:p>
          </table:table-cell>
          <table:table-cell/>
          <table:table-cell table:formula="of:=SUM([.D10:.P10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10]-[.R10]" office:value-type="float" office:value="2">
            <text:p>2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SUM([.D11:.P11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Q11]-[.R11]" office:value-type="float" office:value="4">
            <text:p>4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13"/>
          <table:table-cell office:value-type="float" office:value="4">
            <text:p>4</text:p>
          </table:table-cell>
          <table:table-cell/>
          <table:table-cell table:formula="of:=SUM([.D12:.P12])" office:value-type="float" office:value="4">
            <text:p>4</text:p>
          </table:table-cell>
          <table:table-cell/>
          <table:table-cell table:formula="of:=[.Q12]-[.R12]" office:value-type="float" office:value="4">
            <text:p>4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D13:.P13])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Q13]-[.R13]" office:value-type="float" office:value="6">
            <text:p>6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3">
          <table:table-cell office:value-type="string">
            <text:p>10K 8 resistor SIP</text:p>
          </table:table-cell>
          <table:table-cell table:number-columns-repeated="6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4:.P14])"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[.Q14]-[.R14]" office:value-type="float" office:value="9">
            <text:p>9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4">
          <table:table-cell office:value-type="string">
            <text:p>1K resistor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D15:.P15])" office:value-type="float" office:value="6">
            <text:p>6</text:p>
          </table:table-cell>
          <table:table-cell/>
          <table:table-cell table:formula="of:=[.Q15]-[.R15]" office:value-type="float" office:value="6">
            <text:p>6</text:p>
          </table:table-cell>
          <table:table-cell/>
        </table:table-row>
        <table:table-row table:style-name="ro4">
          <table:table-cell office:value-type="string">
            <text:p>2K resistor</text:p>
          </table:table-cell>
          <table:table-cell table:number-columns-repeated="14"/>
          <table:table-cell office:value-type="float" office:value="3">
            <text:p>3</text:p>
          </table:table-cell>
          <table:table-cell table:formula="of:=SUM([.D16:.P16])" office:value-type="float" office:value="3">
            <text:p>3</text:p>
          </table:table-cell>
          <table:table-cell/>
          <table:table-cell table:formula="of:=[.Q16]-[.R16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table:number-columns-repeated="8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D17:.P17])" office:value-type="float" office:value="33">
            <text:p>33</text:p>
          </table:table-cell>
          <table:table-cell/>
          <table:table-cell table:formula="of:=[.Q17]-[.R17]" office:value-type="float" office:value="33">
            <text:p>33</text:p>
          </table:table-cell>
          <table:table-cell/>
        </table:table-row>
        <table:table-row table:style-name="ro4">
          <table:table-cell office:value-type="string">
            <text:p>2N3904 transistor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table:formula="of:=SUM([.D18:.P18])" office:value-type="float" office:value="1">
            <text:p>1</text:p>
          </table:table-cell>
          <table:table-cell/>
          <table:table-cell table:formula="of:=[.Q18]-[.R18]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19:.P19])"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Q19]-[.R19]" office:value-type="float" office:value="-8">
            <text:p>-8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20:.P20])"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Q20]-[.R20]" office:value-type="float" office:value="-3">
            <text:p>-3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9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21:.P21])" office:value-type="float" office:value="57">
            <text:p>57</text:p>
          </table:table-cell>
          <table:table-cell office:value-type="float" office:value="55">
            <text:p>55</text:p>
          </table:table-cell>
          <table:table-cell table:formula="of:=[.Q21]-[.R21]" office:value-type="float" office:value="2">
            <text:p>2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4"/>
          <table:table-cell table:formula="of:=SUM([.D22:.P22])" office:value-type="float" office:value="2">
            <text:p>2</text:p>
          </table:table-cell>
          <table:table-cell/>
          <table:table-cell table:formula="of:=[.Q22]-[.R22]" office:value-type="float" office:value="2">
            <text:p>2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4"/>
          <table:table-cell table:formula="of:=SUM([.D23:.P23])" office:value-type="float" office:value="4">
            <text:p>4</text:p>
          </table:table-cell>
          <table:table-cell/>
          <table:table-cell table:formula="of:=[.Q23]-[.R23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3"/>
          <table:table-cell table:formula="of:=SUM([.D24:.P24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Q24]-[.R24]" office:value-type="float" office:value="-1">
            <text:p>-1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table:formula="of:=SUM([.D25:.P25]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Q25]-[.R25]" office:value-type="float" office:value="-9">
            <text:p>-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26:.P26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Q26]-[.R26]" office:value-type="float" office:value="-2">
            <text:p>-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D27:.P27])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Q27]-[.R27]" office:value-type="float" office:value="-5">
            <text:p>-5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D28:.P28])"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Q28]-[.R28]" office:value-type="float" office:value="-8">
            <text:p>-8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3"/>
          <table:table-cell table:formula="of:=SUM([.D29:.P29])" office:value-type="float" office:value="0">
            <text:p>0</text:p>
          </table:table-cell>
          <table:table-cell/>
          <table:table-cell table:formula="of:=[.Q29]-[.R29]" office:value-type="float" office:value="0">
            <text:p>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3"/>
          <table:table-cell table:formula="of:=SUM([.D30:.P30])" office:value-type="float" office:value="0">
            <text:p>0</text:p>
          </table:table-cell>
          <table:table-cell/>
          <table:table-cell table:formula="of:=[.Q30]-[.R30]" office:value-type="float" office:value="0">
            <text:p>0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1:.P3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1]-[.R31]" office:value-type="float" office:value="0">
            <text:p>0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2:.P32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2]-[.R32]" office:value-type="float" office:value="0">
            <text:p>0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table:formula="of:=SUM([.D33:.P33])" office:value-type="float" office:value="0">
            <text:p>0</text:p>
          </table:table-cell>
          <table:table-cell/>
          <table:table-cell table:formula="of:=[.Q33]-[.R33]" office:value-type="float" office:value="0">
            <text:p>0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table:formula="of:=SUM([.D34:.P34])" office:value-type="float" office:value="0">
            <text:p>0</text:p>
          </table:table-cell>
          <table:table-cell/>
          <table:table-cell table:formula="of:=[.Q34]-[.R34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3"/>
          <table:table-cell table:formula="of:=SUM([.D35:.P35])" office:value-type="float" office:value="0">
            <text:p>0</text:p>
          </table:table-cell>
          <table:table-cell/>
          <table:table-cell table:formula="of:=[.Q35]-[.R35]" office:value-type="float" office:value="0">
            <text:p>0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3"/>
          <table:table-cell table:formula="of:=SUM([.D36:.P36])" office:value-type="float" office:value="0">
            <text:p>0</text:p>
          </table:table-cell>
          <table:table-cell/>
          <table:table-cell table:formula="of:=[.Q36]-[.R36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table:formula="of:=SUM([.D37:.P37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Q37]-[.R37]" office:value-type="float" office:value="-2">
            <text:p>-2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formula="of:=SUM([.D38:.P3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38]-[.R38]" office:value-type="float" office:value="2">
            <text:p>2</text:p>
          </table:table-cell>
          <table:table-cell office:value-type="string">
            <text:p>https://www.mouser.ca/ProductDetail/Texas-Instruments/CD74HC126E?qs=8k%2FZSzWMuCN04I1EDZgXA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39:.P3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39]-[.R39]" office:value-type="float" office:value="1">
            <text:p>1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40:.P40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0]-[.R40]" office:value-type="float" office:value="1">
            <text:p>1</text:p>
          </table:table-cell>
          <table:table-cell office:value-type="string">
            <text:p>https://www.mouser.ca/ProductDetail/Texas-Instruments/SN74HC14AN?qs=sGAEpiMZZMswyCOIqqEme%2FEHbbpOg4MsEZQ%252BUwpqcfUe6roqijTQsw%3D%3D</text:p>
          </table:table-cell>
        </table:table-row>
        <table:table-row table:style-name="ro4">
          <table:table-cell office:value-type="string">
            <text:p>EEPROM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1:.P41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41]-[.R41]" office:value-type="float" office:value="-2">
            <text:p>-2</text:p>
          </table:table-cell>
          <table:table-cell/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2:.P42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2]-[.R42]" office:value-type="float" office:value="1">
            <text:p>1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3:.P43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Q43]-[.R43]" office:value-type="float" office:value="-1">
            <text:p>-1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14"/>
          <table:table-cell table:formula="of:=SUM([.D44:.P4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Q44]-[.R44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5:.P45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5]-[.R45]" office:value-type="float" office:value="1">
            <text:p>1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table:formula="of:=SUM([.D46:.P4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Q46]-[.R46]" office:value-type="float" office:value="-3">
            <text:p>-3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7:.P47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Q47]-[.R47]" office:value-type="float" office:value="-1">
            <text:p>-1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8:.P48]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Q48]-[.R48]" office:value-type="float" office:value="-5">
            <text:p>-5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9:.P4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9]-[.R49]" office:value-type="float" office:value="1">
            <text:p>1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/>
          <table:table-cell table:number-columns-repeated="9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D50:.P50])"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Q50]-[.R50]" office:value-type="float" office:value="-2">
            <text:p>-2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 table:number-columns-repeated="8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formula="of:=SUM([.D51:.P51])"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[.Q51]-[.R51]" office:value-type="float" office:value="-4">
            <text:p>-4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table:number-columns-repeated="7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52:.P52])" office:value-type="float" office:value="73">
            <text:p>73</text:p>
          </table:table-cell>
          <table:table-cell office:value-type="float" office:value="21">
            <text:p>21</text:p>
          </table:table-cell>
          <table:table-cell table:formula="of:=[.Q52]-[.R52]" office:value-type="float" office:value="52">
            <text:p>52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4"/>
          <table:table-cell table:formula="of:=SUM([.D53:.P53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53]-[.R53]" office:value-type="float" office:value="-2">
            <text:p>-2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11"/>
          <table:table-cell office:value-type="float" office:value="4">
            <text:p>4</text:p>
          </table:table-cell>
          <table:table-cell table:number-columns-repeated="2"/>
          <table:table-cell table:formula="of:=SUM([.D54:.P54])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Q54]-[.R54]" office:value-type="float" office:value="-8">
            <text:p>-8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</table:table>
      <table:table table:name="Peripheral Order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5" table:style-name="ce1" office:value-type="float" office:value="1">
            <text:p>1</text:p>
          </table:table-cell>
          <table:table-cell table:style-name="ce1"/>
          <table:table-cell table:number-columns-repeated="4"/>
        </table:table-row>
        <table:table-row table:style-name="ro5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3" office:value-type="string">
            <text:p>PERIPHERAL-INTERFACE</text:p>
          </table:table-cell>
          <table:table-cell table:style-name="ce3" office:value-type="string">
            <text:p>PERIPHERAL-CONNECT</text:p>
          </table:table-cell>
          <table:table-cell table:style-name="ce3" office:value-type="string">
            <text:p>RAM</text:p>
          </table:table-cell>
          <table:table-cell table:style-name="ce3" office:value-type="string">
            <text:p>ROM-COUNTER</text:p>
          </table:table-cell>
          <table:table-cell table:style-name="ce3" office:value-type="string">
            <text:p>GAMEPAD</text:p>
          </table:table-cell>
          <table:table-cell table:style-name="ce3" office:value-type="string">
            <text:p>INTERFACE-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6">
          <table:table-cell office:value-type="string">
            <text:p>1 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3:.I3])" office:value-type="float" office:value="1">
            <text:p>1</text:p>
          </table:table-cell>
          <table:table-cell/>
          <table:table-cell table:formula="of:=[.J3]-[.K3]" office:value-type="float" office:value="1">
            <text:p>1</text:p>
          </table:table-cell>
          <table:table-cell office:value-type="string">
            <text:p>https://www.mouser.ca/ProductDetail/TDK/FG28C0G2A010CNT06?qs=icAhCOE9TbhYZ75j9MPkyg%3D%3D</text:p>
          </table:table-cell>
        </table:table-row>
        <table:table-row table:style-name="ro6">
          <table:table-cell office:value-type="string">
            <text:p>10pF Cap</text:p>
          </table:table-cell>
          <table:table-cell table:number-columns-repeated="2"/>
          <table:table-cell table:style-name="ce4" table:number-columns-repeated="6"/>
          <table:table-cell table:number-columns-repeated="3"/>
          <table:table-cell office:value-type="string">
            <text:p>https://www.mouser.ca/ProductDetail/Vishay-BC-Components/K100J15C0GF5TH5?qs=s%2FCsB4POEK4bSSSInXqmyw%3D%3D</text:p>
          </table:table-cell>
        </table:table-row>
        <table:table-row table:style-name="ro7">
          <table:table-cell office:value-type="string">
            <text:p>20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5:.I5])" office:value-type="float" office:value="1">
            <text:p>1</text:p>
          </table:table-cell>
          <table:table-cell/>
          <table:table-cell table:formula="of:=[.J5]-[.K5]" office:value-type="float" office:value="1">
            <text:p>1</text:p>
          </table:table-cell>
          <table:table-cell office:value-type="string">
            <text:p>https://www.mouser.ca/ProductDetail/Vishay-BC-Components/K180J15C0GF5TH5?qs=GRF8N6sVJg8MWb%2FddPZUmA%3D%3D</text:p>
          </table:table-cell>
        </table:table-row>
        <table:table-row table:style-name="ro7">
          <table:table-cell office:value-type="string">
            <text:p>30pF Cap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/>
          <table:table-cell table:formula="of:=SUM([.D6:.I6])" office:value-type="float" office:value="2">
            <text:p>2</text:p>
          </table:table-cell>
          <table:table-cell/>
          <table:table-cell table:formula="of:=[.J6]-[.K6]" office:value-type="float" office:value="2">
            <text:p>2</text:p>
          </table:table-cell>
          <table:table-cell office:value-type="string">
            <text:p>https://www.mouser.ca/ProductDetail/TDK/FA28C0G1H330JNU00?qs=zFwFjAF3uaiHXdmiXKlUNQ%3D%3D</text:p>
          </table:table-cell>
        </table:table-row>
        <table:table-row table:style-name="ro7">
          <table:table-cell office:value-type="string">
            <text:p>0.1uF Cap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table:formula="of:=SUM([.D7:.I7])" office:value-type="float" office:value="73">
            <text:p>73</text:p>
          </table:table-cell>
          <table:table-cell office:value-type="float" office:value="30">
            <text:p>30</text:p>
          </table:table-cell>
          <table:table-cell table:formula="of:=[.J7]-[.K7]" office:value-type="float" office:value="43">
            <text:p>43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2">
            <text:p>2</text:p>
          </table:table-cell>
          <table:table-cell table:formula="of:=SUM([.D8:.I8])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J8]-[.K8]" office:value-type="float" office:value="-6">
            <text:p>-6</text:p>
          </table:table-cell>
          <table:table-cell/>
        </table:table-row>
        <table:table-row table:style-name="ro4">
          <table:table-cell office:value-type="string">
            <text:p>33uF Ca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formula="of:=SUM([.D9:.I9])"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[.J9]-[.K9]" office:value-type="float" office:value="9">
            <text:p>9</text:p>
          </table:table-cell>
          <table:table-cell office:value-type="string">
            <text:p>https://www.mouser.ca/ProductDetail/667-ECA-1EM330I</text:p>
          </table:table-cell>
        </table:table-row>
        <table:table-row table:style-name="ro4">
          <table:table-cell office:value-type="string">
            <text:p>Red LED</text:p>
          </table:table-cell>
          <table:table-cell table:number-columns-repeated="4"/>
          <table:table-cell table:style-name="ce4"/>
          <table:table-cell/>
          <table:table-cell office:value-type="float" office:value="12">
            <text:p>12</text:p>
          </table:table-cell>
          <table:table-cell/>
          <table:table-cell table:formula="of:=SUM([.D10:.I10])" office:value-type="float" office:value="12">
            <text:p>12</text:p>
          </table:table-cell>
          <table:table-cell/>
          <table:table-cell table:formula="of:=[.J10]-[.K10]" office:value-type="float" office:value="12">
            <text:p>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/>
          <table:table-cell table:number-columns-repeated="3"/>
          <table:table-cell table:formula="of:=SUM([.D11:.I11])" office:value-type="float" office:value="16">
            <text:p>16</text:p>
          </table:table-cell>
          <table:table-cell/>
          <table:table-cell table:formula="of:=[.J11]-[.K11]"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3">
            <text:p>3</text:p>
          </table:table-cell>
          <table:table-cell table:formula="of:=SUM([.D12:.I12])" office:value-type="float" office:value="3">
            <text:p>3</text:p>
          </table:table-cell>
          <table:table-cell/>
          <table:table-cell table:formula="of:=[.J12]-[.K12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3:.I13])" office:value-type="float" office:value="26">
            <text:p>26</text:p>
          </table:table-cell>
          <table:table-cell/>
          <table:table-cell table:formula="of:=[.J13]-[.K13]" office:value-type="float" office:value="26">
            <text:p>26</text:p>
          </table:table-cell>
          <table:table-cell/>
        </table:table-row>
        <table:table-row table:style-name="ro4">
          <table:table-cell office:value-type="string">
            <text:p>2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4:.I14])" office:value-type="float" office:value="0">
            <text:p>0</text:p>
          </table:table-cell>
          <table:table-cell/>
          <table:table-cell table:formula="of:=[.J14]-[.K14]" office:value-type="float" office:value="0">
            <text:p>0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4">
          <table:table-cell office:value-type="string">
            <text:p>10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5:.I15])" office:value-type="float" office:value="0">
            <text:p>0</text:p>
          </table:table-cell>
          <table:table-cell/>
          <table:table-cell table:formula="of:=[.J15]-[.K15]" office:value-type="float" office:value="0">
            <text:p>0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4">
          <table:table-cell office:value-type="string">
            <text:p>1K 8 resistor SIP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4"/>
          <table:table-cell table:number-columns-repeated="2"/>
          <table:table-cell office:value-type="float" office:value="6">
            <text:p>6</text:p>
          </table:table-cell>
          <table:table-cell table:formula="of:=SUM([.D16:.I16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J16]-[.K16]" office:value-type="float" office:value="2">
            <text:p>2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4">
          <table:table-cell office:value-type="string">
            <text:p>2K 8 resistor SIP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7:.I17]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J17]-[.K17]" office:value-type="float" office:value="5">
            <text:p>5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4">
          <table:table-cell office:value-type="string">
            <text:p>10K 8 resistor SIP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SUM([.D18:.I18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J18]-[.K18]" office:value-type="float" office:value="-14">
            <text:p>-14</text:p>
          </table:table-cell>
          <table:table-cell/>
        </table:table-row>
        <table:table-row table:style-name="ro4">
          <table:table-cell office:value-type="string">
            <text:p>4.7K resistor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19:.I19])" office:value-type="float" office:value="3">
            <text:p>3</text:p>
          </table:table-cell>
          <table:table-cell/>
          <table:table-cell table:formula="of:=[.J19]-[.K19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K resisto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20:.I20])" office:value-type="float" office:value="10">
            <text:p>10</text:p>
          </table:table-cell>
          <table:table-cell/>
          <table:table-cell table:formula="of:=[.J20]-[.K20]"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2K resistor</text:p>
          </table:table-cell>
          <table:table-cell table:number-columns-repeated="7"/>
          <table:table-cell office:value-type="float" office:value="3">
            <text:p>3</text:p>
          </table:table-cell>
          <table:table-cell table:formula="of:=SUM([.D21:.I21])" office:value-type="float" office:value="3">
            <text:p>3</text:p>
          </table:table-cell>
          <table:table-cell/>
          <table:table-cell table:formula="of:=[.J21]-[.K21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SUM([.D22:.I22])" office:value-type="float" office:value="30">
            <text:p>30</text:p>
          </table:table-cell>
          <table:table-cell/>
          <table:table-cell table:formula="of:=[.J22]-[.K22]" office:value-type="float" office:value="30">
            <text:p>30</text:p>
          </table:table-cell>
          <table:table-cell/>
        </table:table-row>
        <table:table-row table:style-name="ro4">
          <table:table-cell office:value-type="string">
            <text:p>2N3904 transistor</text:p>
          </table:table-cell>
          <table:table-cell table:number-columns-repeated="8"/>
          <table:table-cell table:formula="of:=SUM([.D23:.I23])" office:value-type="float" office:value="0">
            <text:p>0</text:p>
          </table:table-cell>
          <table:table-cell/>
          <table:table-cell table:formula="of:=[.J23]-[.K2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ico power diode</text:p>
          </table:table-cell>
          <table:table-cell/>
          <table:table-cell office:value-type="string">
            <text:p>1N51819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24:.I24])" office:value-type="float" office:value="1">
            <text:p>1</text:p>
          </table:table-cell>
          <table:table-cell/>
          <table:table-cell table:formula="of:=[.J24]-[.K24]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Quad NAND</text:p>
          </table:table-cell>
          <table:table-cell office:value-type="float" office:value="14">
            <text:p>14</text:p>
          </table:table-cell>
          <table:table-cell office:value-type="string">
            <text:p>74HC0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formula="of:=SUM([.D25:.I25])"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J25]-[.K25]" office:value-type="float" office:value="-10">
            <text:p>-1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4">
          <table:table-cell office:value-type="string">
            <text:p>Quad NOR</text:p>
          </table:table-cell>
          <table:table-cell office:value-type="float" office:value="14">
            <text:p>14</text:p>
          </table:table-cell>
          <table:table-cell office:value-type="string">
            <text:p>74HC0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SUM([.D26:.I26]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J26]-[.K26]" office:value-type="float" office:value="1">
            <text:p>1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4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SUM([.D27:.I27])"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J27]-[.K27]" office:value-type="float" office:value="-7">
            <text:p>-7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4">
          <table:table-cell office:value-type="string">
            <text:p>Quad AND</text:p>
          </table:table-cell>
          <table:table-cell office:value-type="float" office:value="14">
            <text:p>14</text:p>
          </table:table-cell>
          <table:table-cell office:value-type="string">
            <text:p>74HC0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28:.I28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J28]-[.K28]" office:value-type="float" office:value="3">
            <text:p>3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4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SUM([.D29:.I29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29]-[.K29]" office:value-type="float" office:value="2">
            <text:p>2</text:p>
          </table:table-cell>
          <table:table-cell office:value-type="string">
            <text:p>https://www.mouser.ca/ProductDetail/Texas-Instruments/SN74HC14N?qs=sGAEpiMZZMswyCOIqqEme8x5HtyK9bxKW5ANmB0VK%2F8%3D</text:p>
          </table:table-cell>
        </table:table-row>
        <table:table-row table:style-name="ro4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6"/>
          <table:table-cell table:formula="of:=SUM([.D30:.I30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J30]-[.K30]" office:value-type="float" office:value="-3">
            <text:p>-3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4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SUM([.D31:.I31])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J31]-[.K31]" office:value-type="float" office:value="-5">
            <text:p>-5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4">
          <table:table-cell office:value-type="string">
            <text:p>Quad OR</text:p>
          </table:table-cell>
          <table:table-cell office:value-type="float" office:value="14">
            <text:p>14</text:p>
          </table:table-cell>
          <table:table-cell office:value-type="string">
            <text:p>74HC3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32:.I32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J32]-[.K32]" office:value-type="float" office:value="-1">
            <text:p>-1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4">
          <table:table-cell office:value-type="string">
            <text:p>Quad XOR</text:p>
          </table:table-cell>
          <table:table-cell office:value-type="float" office:value="14">
            <text:p>14</text:p>
          </table:table-cell>
          <table:table-cell office:value-type="string">
            <text:p>74HC86</text:p>
          </table:table-cell>
          <table:table-cell table:number-columns-repeated="6"/>
          <table:table-cell table:formula="of:=SUM([.D33:.I3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3]-[.K33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4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4:.I34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J34]-[.K34]" office:value-type="float" office:value="-2">
            <text:p>-2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4">
          <table:table-cell office:value-type="string">
            <text:p>Pulse generator</text:p>
          </table:table-cell>
          <table:table-cell office:value-type="float" office:value="16">
            <text:p>16</text:p>
          </table:table-cell>
          <table:table-cell office:value-type="string">
            <text:p>74HC12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35:.I3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35]-[.K35]" office:value-type="float" office:value="2">
            <text:p>2</text:p>
          </table:table-cell>
          <table:table-cell office:value-type="string">
            <text:p>https://www.mouser.ca/ProductDetail/Texas-Instruments/CD74HC123E?qs=aZHVzqKrScBatNTqJERygA%3D%3D</text:p>
          </table:table-cell>
        </table:table-row>
        <table:table-row table:style-name="ro4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6:.I36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36]-[.K36]" office:value-type="float" office:value="1">
            <text:p>1</text:p>
          </table:table-cell>
          <table:table-cell office:value-type="string">
            <text:p>https://www.mouser.ca/ProductDetail/Texas-Instruments/SN74HC126N?qs=FM6NhYOeeBUAKeBNhLTZ%252Bw%3D%3D</text:p>
          </table:table-cell>
        </table:table-row>
        <table:table-row table:style-name="ro4">
          <table:table-cell office:value-type="string">
            <text:p>3 bit selector (active low)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37:.I37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37]-[.K37]" office:value-type="float" office:value="0">
            <text:p>0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4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([.D38:.I38]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J38]-[.K38]" office:value-type="float" office:value="-2">
            <text:p>-2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4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SUM([.D39:.I39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J39]-[.K39]" office:value-type="float" office:value="0">
            <text:p>0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4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6"/>
          <table:table-cell table:formula="of:=SUM([.D40:.I40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J40]-[.K40]" office:value-type="float" office:value="-4">
            <text:p>-4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4">
          <table:table-cell office:value-type="string">
            <text:p>3 bit selector (active high)</text:p>
          </table:table-cell>
          <table:table-cell office:value-type="float" office:value="16">
            <text:p>16</text:p>
          </table:table-cell>
          <table:table-cell office:value-type="string">
            <text:p>74HC2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41:.I4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41]-[.K41]" office:value-type="float" office:value="2">
            <text:p>2</text:p>
          </table:table-cell>
          <table:table-cell office:value-type="string">
            <text:p>https://www.mouser.ca/ProductDetail/Texas-Instruments/CD74HC238E?qs=sGAEpiMZZMswyCOIqqEme3PMhI7RHZZhyUhdPVo7rOY%3D</text:p>
          </table:table-cell>
        </table:table-row>
        <table:table-row table:style-name="ro4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42:.I42])"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[.J42]-[.K42]" office:value-type="float" office:value="10">
            <text:p>10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4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6"/>
          <table:table-cell table:formula="of:=SUM([.D43:.I43])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J43]-[.K43]" office:value-type="float" office:value="-9">
            <text:p>-9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4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f:=SUM([.D44:.I44]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J44]-[.K44]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4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SUM([.D45:.I45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J45]-[.K45]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4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46:.I46])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J46]-[.K46]" office:value-type="float" office:value="-19">
            <text:p>-19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6"/>
          <table:table-cell table:formula="of:=SUM([.D47:.I47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J47]-[.K47]" office:value-type="float" office:value="-4">
            <text:p>-4</text:p>
          </table:table-cell>
          <table:table-cell/>
        </table:table-row>
        <table:table-row table:style-name="ro4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formula="of:=SUM([.D48:.I4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48]-[.K48]" office:value-type="float" office:value="2">
            <text:p>2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4">
          <table:table-cell office:value-type="string">
            <text:p>256Kb EEPROM (32k x 8bit 0-14)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D49:.I49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49]-[.K49]" office:value-type="float" office:value="0">
            <text:p>0</text:p>
          </table:table-cell>
          <table:table-cell office:value-type="string">
            <text:p>https://www.mouser.ca/ProductDetail/Microchip-Technology/AT28C256-15PU?qs=MAR%2F2X5XOp7eAU2%2FlNw9oA%3D%3D</text:p>
          </table:table-cell>
        </table:table-row>
        <table:table-row table:style-name="ro4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0:.I50])" office:value-type="float" office:value="0">
            <text:p>0</text:p>
          </table:table-cell>
          <table:table-cell/>
          <table:table-cell table:formula="of:=[.J50]-[.K50]" office:value-type="float" office:value="0">
            <text:p>0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4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1:.I51])" office:value-type="float" office:value="0">
            <text:p>0</text:p>
          </table:table-cell>
          <table:table-cell/>
          <table:table-cell table:formula="of:=[.J51]-[.K51]" office:value-type="float" office:value="0">
            <text:p>0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4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2:.I52])" office:value-type="float" office:value="0">
            <text:p>0</text:p>
          </table:table-cell>
          <table:table-cell/>
          <table:table-cell table:formula="of:=[.J52]-[.K52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4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3:.I53])" office:value-type="float" office:value="0">
            <text:p>0</text:p>
          </table:table-cell>
          <table:table-cell/>
          <table:table-cell table:formula="of:=[.J53]-[.K53]" office:value-type="float" office:value="0">
            <text:p>0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table:number-columns-repeated="8"/>
          <table:table-cell table:formula="of:=SUM([.D54:.I54])" office:value-type="float" office:value="0">
            <text:p>0</text:p>
          </table:table-cell>
          <table:table-cell/>
          <table:table-cell table:formula="of:=[.J54]-[.K5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6"/>
          <table:table-cell table:formula="of:=SUM([.D55:.I55])" office:value-type="float" office:value="0">
            <text:p>0</text:p>
          </table:table-cell>
          <table:table-cell/>
          <table:table-cell table:formula="of:=[.J55]-[.K55]" office:value-type="float" office:value="0">
            <text:p>0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4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6:.I56])" office:value-type="float" office:value="0">
            <text:p>0</text:p>
          </table:table-cell>
          <table:table-cell/>
          <table:table-cell table:formula="of:=[.J56]-[.K56]" office:value-type="float" office:value="0">
            <text:p>0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4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7:.I57])" office:value-type="float" office:value="0">
            <text:p>0</text:p>
          </table:table-cell>
          <table:table-cell/>
          <table:table-cell table:formula="of:=[.J57]-[.K57]" office:value-type="float" office:value="0">
            <text:p>0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4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58:.I58])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J58]-[.K58]" office:value-type="float" office:value="18">
            <text:p>18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4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D59:.I59])"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[.J59]-[.K59]" office:value-type="float" office:value="18">
            <text:p>18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4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60:.I60])"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[.J60]-[.K60]" office:value-type="float" office:value="8">
            <text:p>8</text:p>
          </table:table-cell>
          <table:table-cell office:value-type="string">
            <text:p>https://www.mouser.ca/ProductDetail/571-1-2199298-6</text:p>
          </table:table-cell>
        </table:table-row>
        <table:table-row table:style-name="ro4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7"/>
          <table:table-cell table:formula="of:=SUM([.D61:.I61])" office:value-type="float" office:value="0">
            <text:p>0</text:p>
          </table:table-cell>
          <table:table-cell/>
          <table:table-cell table:formula="of:=[.J61]-[.K61]" office:value-type="float" office:value="0">
            <text:p>0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4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7"/>
          <table:table-cell table:formula="of:=SUM([.D62:.I62])" office:value-type="float" office:value="0">
            <text:p>0</text:p>
          </table:table-cell>
          <table:table-cell/>
          <table:table-cell table:formula="of:=[.J62]-[.K62]" office:value-type="float" office:value="0">
            <text:p>0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  <table:table-row table:style-name="ro4">
          <table:table-cell office:value-type="string">
            <text:p>28 Pin 0.6 in wide ZIF socket</text:p>
          </table:table-cell>
          <table:table-cell office:value-type="float" office:value="28">
            <text:p>28</text:p>
          </table:table-cell>
          <table:table-cell office:value-type="string">
            <text:p>Aries 28-526-1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D63:.I63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63]-[.K6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32 pin 0.6 in wide socket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table:formula="of:=SUM([.D64:.I64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64]-[.K64]" office:value-type="float" office:value="2">
            <text:p>2</text:p>
          </table:table-cell>
          <table:table-cell office:value-type="string">
            <text:p>https://www.mouser.ca/ProductDetail/TE-Connectivity/1-2199300-2?qs=fK8dlpkaUMstqz7drNbdHQ%3D%3D</text:p>
          </table:table-cell>
        </table:table-row>
      </table:table>
      <table:table table:name="Sound and video ord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um required</text:p>
          </table:table-cell>
          <table:table-cell table:number-columns-repeated="2"/>
          <table:table-cell table:number-columns-repeated="6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3" office:value-type="string">
            <text:p>VIDEO BANK SEL CURSOR</text:p>
          </table:table-cell>
          <table:table-cell table:style-name="ce3" office:value-type="string">
            <text:p>VIDEO OUTPUT</text:p>
          </table:table-cell>
          <table:table-cell table:style-name="ce3" office:value-type="string">
            <text:p>VIDEO TIMING</text:p>
          </table:table-cell>
          <table:table-cell table:style-name="ce3" office:value-type="string">
            <text:p>VIDEO SHIFT STATUS DELAY</text:p>
          </table:table-cell>
          <table:table-cell table:style-name="ce3" office:value-type="string">
            <text:p>SOUND SQUARE</text:p>
          </table:table-cell>
          <table:table-cell table:style-name="ce3" office:value-type="string">
            <text:p>ROM COUNTER</text:p>
          </table:table-cell>
          <table:table-cell table:style-name="ce3" office:value-type="string">
            <text:p>SHIFT ROT</text:p>
          </table:table-cell>
          <table:table-cell table:style-name="ce3" office:value-type="string">
            <text:p>OFFSET PRESET COUNTER</text:p>
          </table:table-cell>
          <table:table-cell table:style-name="ce3" office:value-type="string">
            <text:p>STATUS WORD</text:p>
          </table:table-cell>
          <table:table-cell table:style-name="ce3" office:value-type="string">
            <text:p>MULTI REGISTER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6">
          <table:table-cell office:value-type="string">
            <text:p>1 pF Cap</text:p>
          </table:table-cell>
          <table:table-cell table:number-columns-repeated="2"/>
          <table:table-cell table:style-name="ce4"/>
          <table:table-cell table:style-name="ce4" office:value-type="float" office:value="1">
            <text:p>1</text:p>
          </table:table-cell>
          <table:table-cell table:number-columns-repeated="8" table:style-name="ce4"/>
          <table:table-cell table:formula="of:=SUM([.D3]*[.$D$1];[.E3]*[.$E$1];[.F3]*[.$F$1];[.G3]*[.$G$1];[.H3]*[.$H$1];[.I3]*[.$I$1];[.J3]*[.$J$1];[.K3]*[.$K$1];[.L3]*[.$L$1];[.M3]*[.$M$1])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N3]-[.O3]" office:value-type="float" office:value="-10">
            <text:p>-10</text:p>
          </table:table-cell>
          <table:table-cell office:value-type="string">
            <text:p>https://www.mouser.ca/ProductDetail/TDK/FG28C0G2A010CNT06?qs=icAhCOE9TbhYZ75j9MPkyg%3D%3D</text:p>
          </table:table-cell>
        </table:table-row>
        <table:table-row table:style-name="ro6">
          <table:table-cell office:value-type="string">
            <text:p>10pF Cap</text:p>
          </table:table-cell>
          <table:table-cell table:number-columns-repeated="2"/>
          <table:table-cell table:number-columns-repeated="10" table:style-name="ce4"/>
          <table:table-cell table:formula="of:=SUM([.D4]*[.$D$1];[.E4]*[.$E$1];[.F4]*[.$F$1];[.G4]*[.$G$1];[.H4]*[.$H$1];[.I4]*[.$I$1];[.J4]*[.$J$1];[.K4]*[.$K$1];[.L4]*[.$L$1];[.M4]*[.$M$1])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N4]-[.O4]" office:value-type="float" office:value="-10">
            <text:p>-10</text:p>
          </table:table-cell>
          <table:table-cell office:value-type="string">
            <text:p>https://www.mouser.ca/ProductDetail/Vishay-BC-Components/K100J15C0GF5TH5?qs=s%2FCsB4POEK4bSSSInXqmyw%3D%3D</text:p>
          </table:table-cell>
        </table:table-row>
        <table:table-row table:style-name="ro7">
          <table:table-cell office:value-type="string">
            <text:p>20pF Cap</text:p>
          </table:table-cell>
          <table:table-cell table:number-columns-repeated="2"/>
          <table:table-cell table:style-name="ce4"/>
          <table:table-cell table:style-name="ce4" office:value-type="float" office:value="1">
            <text:p>1</text:p>
          </table:table-cell>
          <table:table-cell table:number-columns-repeated="8" table:style-name="ce4"/>
          <table:table-cell table:formula="of:=SUM([.D5]*[.$D$1];[.E5]*[.$E$1];[.F5]*[.$F$1];[.G5]*[.$G$1];[.H5]*[.$H$1];[.I5]*[.$I$1];[.J5]*[.$J$1];[.K5]*[.$K$1];[.L5]*[.$L$1];[.M5]*[.$M$1])" office:value-type="float" office:value="0">
            <text:p>0</text:p>
          </table:table-cell>
          <table:table-cell/>
          <table:table-cell table:formula="of:=[.N5]-[.O5]" office:value-type="float" office:value="0">
            <text:p>0</text:p>
          </table:table-cell>
          <table:table-cell office:value-type="string">
            <text:p>https://www.mouser.ca/ProductDetail/Vishay-BC-Components/K180J15C0GF5TH5?qs=GRF8N6sVJg8MWb%2FddPZUmA%3D%3D</text:p>
          </table:table-cell>
        </table:table-row>
        <table:table-row table:style-name="ro7">
          <table:table-cell office:value-type="string">
            <text:p>30pF Cap</text:p>
          </table:table-cell>
          <table:table-cell table:number-columns-repeated="2"/>
          <table:table-cell table:number-columns-repeated="10" table:style-name="ce4"/>
          <table:table-cell table:formula="of:=SUM([.D6]*[.$D$1];[.E6]*[.$E$1];[.F6]*[.$F$1];[.G6]*[.$G$1];[.H6]*[.$H$1];[.I6]*[.$I$1];[.J6]*[.$J$1];[.K6]*[.$K$1];[.L6]*[.$L$1];[.M6]*[.$M$1])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N6]-[.O6]" office:value-type="float" office:value="-10">
            <text:p>-10</text:p>
          </table:table-cell>
          <table:table-cell office:value-type="string">
            <text:p>https://www.mouser.ca/ProductDetail/TDK/FA28C0G1H330JNU00?qs=zFwFjAF3uaiHXdmiXKlUNQ%3D%3D</text:p>
          </table:table-cell>
        </table:table-row>
        <table:table-row table:style-name="ro7">
          <table:table-cell office:value-type="string">
            <text:p>0.1uF Cap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4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SUM([.D7]*[.$D$1];[.E7]*[.$E$1];[.F7]*[.$F$1];[.G7]*[.$G$1];[.H7]*[.$H$1];[.I7]*[.$I$1];[.J7]*[.$J$1];[.K7]*[.$K$1];[.L7]*[.$L$1];[.M7]*[.$M$1])" office:value-type="float" office:value="59">
            <text:p>59</text:p>
          </table:table-cell>
          <table:table-cell office:value-type="float" office:value="40">
            <text:p>40</text:p>
          </table:table-cell>
          <table:table-cell table:formula="of:=[.N7]-[.O7]" office:value-type="float" office:value="19">
            <text:p>19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7"/>
          <table:table-cell table:formula="of:=SUM([.D8]*[.$D$1];[.E8]*[.$E$1];[.F8]*[.$F$1];[.G8]*[.$G$1];[.H8]*[.$H$1];[.I8]*[.$I$1];[.J8]*[.$J$1];[.K8]*[.$K$1];[.L8]*[.$L$1];[.M8]*[.$M$1])" office:value-type="float" office:value="0">
            <text:p>0</text:p>
          </table:table-cell>
          <table:table-cell/>
          <table:table-cell table:formula="of:=[.N8]-[.O8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7" office:value-type="float" office:value="3">
            <text:p>3</text:p>
          </table:table-cell>
          <table:table-cell table:formula="of:=SUM([.D9]*[.$D$1];[.E9]*[.$E$1];[.F9]*[.$F$1];[.G9]*[.$G$1];[.H9]*[.$H$1];[.I9]*[.$I$1];[.J9]*[.$J$1];[.K9]*[.$K$1];[.L9]*[.$L$1];[.M9]*[.$M$1])"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N9]-[.O9]" office:value-type="float" office:value="-2">
            <text:p>-2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2"/>
          <table:table-cell table:number-columns-repeated="2"/>
          <table:table-cell table:style-name="ce4"/>
          <table:table-cell/>
          <table:table-cell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SUM([.D10]*[.$D$1];[.E10]*[.$E$1];[.F10]*[.$F$1];[.G10]*[.$G$1];[.H10]*[.$H$1];[.I10]*[.$I$1];[.J10]*[.$J$1];[.K10]*[.$K$1];[.L10]*[.$L$1];[.M10]*[.$M$1])" office:value-type="float" office:value="24">
            <text:p>24</text:p>
          </table:table-cell>
          <table:table-cell/>
          <table:table-cell table:formula="of:=[.N10]-[.O10]" office:value-type="float" office:value="24">
            <text:p>24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4"/>
          <table:table-cell office:value-type="float" office:value="16">
            <text:p>16</text:p>
          </table:table-cell>
          <table:table-cell table:number-columns-repeated="2"/>
          <table:table-cell table:formula="of:=SUM([.D11]*[.$D$1];[.E11]*[.$E$1];[.F11]*[.$F$1];[.G11]*[.$G$1];[.H11]*[.$H$1];[.I11]*[.$I$1];[.J11]*[.$J$1];[.K11]*[.$K$1];[.L11]*[.$L$1];[.M11]*[.$M$1])" office:value-type="float" office:value="16">
            <text:p>16</text:p>
          </table:table-cell>
          <table:table-cell/>
          <table:table-cell table:formula="of:=[.N11]-[.O11]"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7"/>
          <table:table-cell table:formula="of:=SUM([.D12]*[.$D$1];[.E12]*[.$E$1];[.F12]*[.$F$1];[.G12]*[.$G$1];[.H12]*[.$H$1];[.I12]*[.$I$1];[.J12]*[.$J$1];[.K12]*[.$K$1];[.L12]*[.$L$1];[.M12]*[.$M$1])" office:value-type="float" office:value="0">
            <text:p>0</text:p>
          </table:table-cell>
          <table:table-cell/>
          <table:table-cell table:formula="of:=[.N12]-[.O1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2"/>
          <table:table-cell table:number-columns-repeated="2"/>
          <table:table-cell table:style-name="ce4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SUM([.D13]*[.$D$1];[.E13]*[.$E$1];[.F13]*[.$F$1];[.G13]*[.$G$1];[.H13]*[.$H$1];[.I13]*[.$I$1];[.J13]*[.$J$1];[.K13]*[.$K$1];[.L13]*[.$L$1];[.M13]*[.$M$1])" office:value-type="float" office:value="16">
            <text:p>16</text:p>
          </table:table-cell>
          <table:table-cell/>
          <table:table-cell table:formula="of:=[.N13]-[.O13]" office:value-type="float" office:value="16">
            <text:p>16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7"/>
          <table:table-cell table:formula="of:=SUM([.D14]*[.$D$1];[.E14]*[.$E$1];[.F14]*[.$F$1];[.G14]*[.$G$1];[.H14]*[.$H$1];[.I14]*[.$I$1];[.J14]*[.$J$1];[.K14]*[.$K$1];[.L14]*[.$L$1];[.M14]*[.$M$1])" office:value-type="float" office:value="0">
            <text:p>0</text:p>
          </table:table-cell>
          <table:table-cell/>
          <table:table-cell table:formula="of:=[.N14]-[.O14]" office:value-type="float" office:value="0">
            <text:p>0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2"/>
          <table:table-cell/>
          <table:table-cell office:value-type="float" office:value="4">
            <text:p>4</text:p>
          </table:table-cell>
          <table:table-cell table:style-name="ce4"/>
          <table:table-cell office:value-type="float" office:value="1">
            <text:p>1</text:p>
          </table:table-cell>
          <table:table-cell table:number-columns-repeated="6"/>
          <table:table-cell table:formula="of:=SUM([.D15]*[.$D$1];[.E15]*[.$E$1];[.F15]*[.$F$1];[.G15]*[.$G$1];[.H15]*[.$H$1];[.I15]*[.$I$1];[.J15]*[.$J$1];[.K15]*[.$K$1];[.L15]*[.$L$1];[.M15]*[.$M$1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N15]-[.O15]" office:value-type="float" office:value="-4">
            <text:p>-4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6"/>
          <table:table-cell office:value-type="float" office:value="2">
            <text:p>2</text:p>
          </table:table-cell>
          <table:table-cell table:formula="of:=SUM([.D16]*[.$D$1];[.E16]*[.$E$1];[.F16]*[.$F$1];[.G16]*[.$G$1];[.H16]*[.$H$1];[.I16]*[.$I$1];[.J16]*[.$J$1];[.K16]*[.$K$1];[.L16]*[.$L$1];[.M16]*[.$M$1])" office:value-type="float" office:value="2">
            <text:p>2</text:p>
          </table:table-cell>
          <table:table-cell/>
          <table:table-cell table:formula="of:=[.N16]-[.O16]" office:value-type="float" office:value="2">
            <text:p>2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2"/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SUM([.D17]*[.$D$1];[.E17]*[.$E$1];[.F17]*[.$F$1];[.G17]*[.$G$1];[.H17]*[.$H$1];[.I17]*[.$I$1];[.J17]*[.$J$1];[.K17]*[.$K$1];[.L17]*[.$L$1];[.M17]*[.$M$1])"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[.N17]-[.O17]" office:value-type="float" office:value="-9">
            <text:p>-9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3">
          <table:table-cell office:value-type="string">
            <text:p>10K 8 resistor SIP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D18]*[.$D$1];[.E18]*[.$E$1];[.F18]*[.$F$1];[.G18]*[.$G$1];[.H18]*[.$H$1];[.I18]*[.$I$1];[.J18]*[.$J$1];[.K18]*[.$K$1];[.L18]*[.$L$1];[.M18]*[.$M$1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N18]-[.O18]" office:value-type="float" office:value="-3">
            <text:p>-3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4">
          <table:table-cell office:value-type="string">
            <text:p>680 ohm resistor</text:p>
          </table:table-cell>
          <table:table-cell table:number-columns-repeated="2"/>
          <table:table-cell/>
          <table:table-cell office:value-type="float" office:value="3">
            <text:p>3</text:p>
          </table:table-cell>
          <table:table-cell table:number-columns-repeated="8"/>
          <table:table-cell table:formula="of:=SUM([.D19]*[.$D$1];[.E19]*[.$E$1];[.F19]*[.$F$1];[.G19]*[.$G$1];[.H19]*[.$H$1];[.I19]*[.$I$1];[.J19]*[.$J$1];[.K19]*[.$K$1];[.L19]*[.$L$1];[.M19]*[.$M$1])" office:value-type="float" office:value="0">
            <text:p>0</text:p>
          </table:table-cell>
          <table:table-cell/>
          <table:table-cell table:formula="of:=[.N19]-[.O19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1K resistor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formula="of:=SUM([.D20]*[.$D$1];[.E20]*[.$E$1];[.F20]*[.$F$1];[.G20]*[.$G$1];[.H20]*[.$H$1];[.I20]*[.$I$1];[.J20]*[.$J$1];[.K20]*[.$K$1];[.L20]*[.$L$1];[.M20]*[.$M$1])" office:value-type="float" office:value="0">
            <text:p>0</text:p>
          </table:table-cell>
          <table:table-cell/>
          <table:table-cell table:formula="of:=[.N20]-[.O20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1.5K resistor</text:p>
          </table:table-cell>
          <table:table-cell table:number-columns-repeated="2"/>
          <table:table-cell/>
          <table:table-cell office:value-type="float" office:value="3">
            <text:p>3</text:p>
          </table:table-cell>
          <table:table-cell table:number-columns-repeated="8"/>
          <table:table-cell table:formula="of:=SUM([.D21]*[.$D$1];[.E21]*[.$E$1];[.F21]*[.$F$1];[.G21]*[.$G$1];[.H21]*[.$H$1];[.I21]*[.$I$1];[.J21]*[.$J$1];[.K21]*[.$K$1];[.L21]*[.$L$1];[.M21]*[.$M$1])" office:value-type="float" office:value="0">
            <text:p>0</text:p>
          </table:table-cell>
          <table:table-cell/>
          <table:table-cell table:formula="of:=[.N21]-[.O21]" office:value-type="float" office:value="0">
            <text:p>0</text:p>
          </table:table-cell>
          <table:table-cell office:value-type="string">
            <text:p>https://www.mouser.ca/ProductDetail/YAGEO/CFR-25JR-52-1K5?qs=sGAEpiMZZMsPqMdJzcrNws%2FrvQBMjgq%2FB4Yvx80jAXQ%3D</text:p>
          </table:table-cell>
        </table:table-row>
        <table:table-row table:style-name="ro4">
          <table:table-cell office:value-type="string">
            <text:p>2K resistor</text:p>
          </table:table-cell>
          <table:table-cell table:number-columns-repeated="2"/>
          <table:table-cell table:number-columns-repeated="10"/>
          <table:table-cell table:formula="of:=SUM([.D22]*[.$D$1];[.E22]*[.$E$1];[.F22]*[.$F$1];[.G22]*[.$G$1];[.H22]*[.$H$1];[.I22]*[.$I$1];[.J22]*[.$J$1];[.K22]*[.$K$1];[.L22]*[.$L$1];[.M22]*[.$M$1])" office:value-type="float" office:value="0">
            <text:p>0</text:p>
          </table:table-cell>
          <table:table-cell/>
          <table:table-cell table:formula="of:=[.N22]-[.O2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4.7K resistor</text:p>
          </table:table-cell>
          <table:table-cell table:number-columns-repeated="2"/>
          <table:table-cell/>
          <table:table-cell office:value-type="float" office:value="2">
            <text:p>2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SUM([.D23]*[.$D$1];[.E23]*[.$E$1];[.F23]*[.$F$1];[.G23]*[.$G$1];[.H23]*[.$H$1];[.I23]*[.$I$1];[.J23]*[.$J$1];[.K23]*[.$K$1];[.L23]*[.$L$1];[.M23]*[.$M$1])" office:value-type="float" office:value="1">
            <text:p>1</text:p>
          </table:table-cell>
          <table:table-cell/>
          <table:table-cell table:formula="of:=[.N23]-[.O23]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D24]*[.$D$1];[.E24]*[.$E$1];[.F24]*[.$F$1];[.G24]*[.$G$1];[.H24]*[.$H$1];[.I24]*[.$I$1];[.J24]*[.$J$1];[.K24]*[.$K$1];[.L24]*[.$L$1];[.M24]*[.$M$1])" office:value-type="float" office:value="13">
            <text:p>13</text:p>
          </table:table-cell>
          <table:table-cell/>
          <table:table-cell table:formula="of:=[.N24]-[.O24]" office:value-type="float" office:value="13">
            <text:p>13</text:p>
          </table:table-cell>
          <table:table-cell/>
        </table:table-row>
        <table:table-row table:style-name="ro3">
          <table:table-cell office:value-type="string">
            <text:p>68K resistor</text:p>
          </table:table-cell>
          <table:table-cell table:number-columns-repeated="2"/>
          <table:table-cell table:number-columns-repeated="4"/>
          <table:table-cell office:value-type="float" office:value="2">
            <text:p>2</text:p>
          </table:table-cell>
          <table:table-cell table:number-columns-repeated="5"/>
          <table:table-cell table:formula="of:=SUM([.D25]*[.$D$1];[.E25]*[.$E$1];[.F25]*[.$F$1];[.G25]*[.$G$1];[.H25]*[.$H$1];[.I25]*[.$I$1];[.J25]*[.$J$1];[.K25]*[.$K$1];[.L25]*[.$L$1];[.M25]*[.$M$1])" office:value-type="float" office:value="0">
            <text:p>0</text:p>
          </table:table-cell>
          <table:table-cell/>
          <table:table-cell table:formula="of:=[.N25]-[.O25]" office:value-type="float" office:value="0">
            <text:p>0</text:p>
          </table:table-cell>
          <table:table-cell office:value-type="string">
            <text:p>https://www.mouser.ca/ProductDetail/YAGEO/CFR-25JB-52-68K?qs=sGAEpiMZZMsPqMdJzcrNwoGf4yg8yZ12T966Dy0JdUsk3ahPBQxBMA%3D%3D</text:p>
          </table:table-cell>
        </table:table-row>
        <table:table-row table:style-name="ro4">
          <table:table-cell office:value-type="string">
            <text:p>100K resistor</text:p>
          </table:table-cell>
          <table:table-cell table:number-columns-repeated="2"/>
          <table:table-cell table:number-columns-repeated="4"/>
          <table:table-cell office:value-type="float" office:value="4">
            <text:p>4</text:p>
          </table:table-cell>
          <table:table-cell table:number-columns-repeated="5"/>
          <table:table-cell table:formula="of:=SUM([.D26]*[.$D$1];[.E26]*[.$E$1];[.F26]*[.$F$1];[.G26]*[.$G$1];[.H26]*[.$H$1];[.I26]*[.$I$1];[.J26]*[.$J$1];[.K26]*[.$K$1];[.L26]*[.$L$1];[.M26]*[.$M$1])" office:value-type="float" office:value="0">
            <text:p>0</text:p>
          </table:table-cell>
          <table:table-cell/>
          <table:table-cell table:formula="of:=[.N26]-[.O26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10K R2R ladder SIP</text:p>
          </table:table-cell>
          <table:table-cell table:number-columns-repeated="2"/>
          <table:table-cell table:number-columns-repeated="4"/>
          <table:table-cell office:value-type="float" office:value="2">
            <text:p>2</text:p>
          </table:table-cell>
          <table:table-cell table:number-columns-repeated="5"/>
          <table:table-cell table:formula="of:=SUM([.D27]*[.$D$1];[.E27]*[.$E$1];[.F27]*[.$F$1];[.G27]*[.$G$1];[.H27]*[.$H$1];[.I27]*[.$I$1];[.J27]*[.$J$1];[.K27]*[.$K$1];[.L27]*[.$L$1];[.M27]*[.$M$1])" office:value-type="float" office:value="0">
            <text:p>0</text:p>
          </table:table-cell>
          <table:table-cell/>
          <table:table-cell table:formula="of:=[.N27]-[.O27]" office:value-type="float" office:value="0">
            <text:p>0</text:p>
          </table:table-cell>
          <table:table-cell office:value-type="string">
            <text:p>https://www.mouser.ca/ProductDetail/Bourns/4610X-R2R-103LF?qs=aoibn3z0pk31UFm1GxQJlw%3D%3D</text:p>
          </table:table-cell>
        </table:table-row>
        <table:table-row table:style-name="ro4">
          <table:table-cell office:value-type="string">
            <text:p>2N3904 transistor</text:p>
          </table:table-cell>
          <table:table-cell table:number-columns-repeated="2"/>
          <table:table-cell table:number-columns-repeated="10"/>
          <table:table-cell table:formula="of:=SUM([.D28]*[.$D$1];[.E28]*[.$E$1];[.F28]*[.$F$1];[.G28]*[.$G$1];[.H28]*[.$H$1];[.I28]*[.$I$1];[.J28]*[.$J$1];[.K28]*[.$K$1];[.L28]*[.$L$1];[.M28]*[.$M$1])" office:value-type="float" office:value="0">
            <text:p>0</text:p>
          </table:table-cell>
          <table:table-cell/>
          <table:table-cell table:formula="of:=[.N28]-[.O28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Op Amp</text:p>
          </table:table-cell>
          <table:table-cell office:value-type="float" office:value="8">
            <text:p>8</text:p>
          </table:table-cell>
          <table:table-cell office:value-type="string">
            <text:p>LM358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formula="of:=SUM([.D29]*[.$D$1];[.E29]*[.$E$1];[.F29]*[.$F$1];[.G29]*[.$G$1];[.H29]*[.$H$1];[.I29]*[.$I$1];[.J29]*[.$J$1];[.K29]*[.$K$1];[.L29]*[.$L$1];[.M29]*[.$M$1])" office:value-type="float" office:value="0">
            <text:p>0</text:p>
          </table:table-cell>
          <table:table-cell/>
          <table:table-cell table:formula="of:=[.N29]-[.O29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Pico power diode</text:p>
          </table:table-cell>
          <table:table-cell/>
          <table:table-cell office:value-type="string">
            <text:p>1N51819</text:p>
          </table:table-cell>
          <table:table-cell table:number-columns-repeated="10"/>
          <table:table-cell table:formula="of:=SUM([.D30]*[.$D$1];[.E30]*[.$E$1];[.F30]*[.$F$1];[.G30]*[.$G$1];[.H30]*[.$H$1];[.I30]*[.$I$1];[.J30]*[.$J$1];[.K30]*[.$K$1];[.L30]*[.$L$1];[.M30]*[.$M$1])" office:value-type="float" office:value="0">
            <text:p>0</text:p>
          </table:table-cell>
          <table:table-cell/>
          <table:table-cell table:formula="of:=[.N30]-[.O30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Quad NAND</text:p>
          </table:table-cell>
          <table:table-cell office:value-type="float" office:value="14">
            <text:p>14</text:p>
          </table:table-cell>
          <table:table-cell office:value-type="string">
            <text:p>74HC0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D31]*[.$D$1];[.E31]*[.$E$1];[.F31]*[.$F$1];[.G31]*[.$G$1];[.H31]*[.$H$1];[.I31]*[.$I$1];[.J31]*[.$J$1];[.K31]*[.$K$1];[.L31]*[.$L$1];[.M31]*[.$M$1])"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N31]-[.O31]" office:value-type="float" office:value="-7">
            <text:p>-7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4">
            <text:p>14</text:p>
          </table:table-cell>
          <table:table-cell office:value-type="string">
            <text:p>74HC0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([.D32]*[.$D$1];[.E32]*[.$E$1];[.F32]*[.$F$1];[.G32]*[.$G$1];[.H32]*[.$H$1];[.I32]*[.$I$1];[.J32]*[.$J$1];[.K32]*[.$K$1];[.L32]*[.$L$1];[.M32]*[.$M$1]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N32]-[.O32]" office:value-type="float" office:value="-5">
            <text:p>-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D33]*[.$D$1];[.E33]*[.$E$1];[.F33]*[.$F$1];[.G33]*[.$G$1];[.H33]*[.$H$1];[.I33]*[.$I$1];[.J33]*[.$J$1];[.K33]*[.$K$1];[.L33]*[.$L$1];[.M33]*[.$M$1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N33]-[.O33]" office:value-type="float" office:value="-2">
            <text:p>-2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3">
          <table:table-cell office:value-type="string">
            <text:p>Quad AND</text:p>
          </table:table-cell>
          <table:table-cell office:value-type="float" office:value="14">
            <text:p>14</text:p>
          </table:table-cell>
          <table:table-cell office:value-type="string">
            <text:p>74HC0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SUM([.D34]*[.$D$1];[.E34]*[.$E$1];[.F34]*[.$F$1];[.G34]*[.$G$1];[.H34]*[.$H$1];[.I34]*[.$I$1];[.J34]*[.$J$1];[.K34]*[.$K$1];[.L34]*[.$L$1];[.M34]*[.$M$1])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N34]-[.O34]" office:value-type="float" office:value="-4">
            <text:p>-4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3">
          <table:table-cell office:value-type="string">
            <text:p>Triple 3 input NAND</text:p>
          </table:table-cell>
          <table:table-cell office:value-type="float" office:value="14">
            <text:p>14</text:p>
          </table:table-cell>
          <table:table-cell office:value-type="string">
            <text:p>74HC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35]*[.$D$1];[.E35]*[.$E$1];[.F35]*[.$F$1];[.G35]*[.$G$1];[.H35]*[.$H$1];[.I35]*[.$I$1];[.J35]*[.$J$1];[.K35]*[.$K$1];[.L35]*[.$L$1];[.M35]*[.$M$1])" office:value-type="float" office:value="1">
            <text:p>1</text:p>
          </table:table-cell>
          <table:table-cell/>
          <table:table-cell table:formula="of:=[.N35]-[.O35]" office:value-type="float" office:value="1">
            <text:p>1</text:p>
          </table:table-cell>
          <table:table-cell office:value-type="string">
            <text:p>https://www.mouser.ca/ProductDetail/Texas-Instruments/CD74HC10E?qs=sGAEpiMZZMv4BkFy%252BbL2aFj0t2fBoiOz26MgSdfeITU%3D</text:p>
          </table:table-cell>
        </table:table-row>
        <table:table-row table:style-name="ro3">
          <table:table-cell office:value-type="string">
            <text:p>Triple 3 input AND</text:p>
          </table:table-cell>
          <table:table-cell office:value-type="float" office:value="14">
            <text:p>14</text:p>
          </table:table-cell>
          <table:table-cell office:value-type="string">
            <text:p>74HC1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formula="of:=SUM([.D36]*[.$D$1];[.E36]*[.$E$1];[.F36]*[.$F$1];[.G36]*[.$G$1];[.H36]*[.$H$1];[.I36]*[.$I$1];[.J36]*[.$J$1];[.K36]*[.$K$1];[.L36]*[.$L$1];[.M36]*[.$M$1])" office:value-type="float" office:value="0">
            <text:p>0</text:p>
          </table:table-cell>
          <table:table-cell/>
          <table:table-cell table:formula="of:=[.N36]-[.O36]" office:value-type="float" office:value="0">
            <text:p>0</text:p>
          </table:table-cell>
          <table:table-cell office:value-type="string">
            <text:p>https://www.mouser.ca/ProductDetail/Texas-Instruments/CD74HC11E?qs=YxwvVplHM%2FmoHiyWIkcTuw%3D%3D</text:p>
          </table:table-cell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10"/>
          <table:table-cell table:formula="of:=SUM([.D37]*[.$D$1];[.E37]*[.$E$1];[.F37]*[.$F$1];[.G37]*[.$G$1];[.H37]*[.$H$1];[.I37]*[.$I$1];[.J37]*[.$J$1];[.K37]*[.$K$1];[.L37]*[.$L$1];[.M37]*[.$M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N37]-[.O37]" office:value-type="float" office:value="-5">
            <text:p>-5</text:p>
          </table:table-cell>
          <table:table-cell office:value-type="string">
            <text:p>https://www.mouser.ca/ProductDetail/Texas-Instruments/SN74HC14N?qs=sGAEpiMZZMswyCOIqqEme8x5HtyK9bxKW5ANmB0VK%2F8%3D</text:p>
          </table:table-cell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1">
            <text:p>1</text:p>
          </table:table-cell>
          <table:table-cell table:formula="of:=SUM([.D38]*[.$D$1];[.E38]*[.$E$1];[.F38]*[.$F$1];[.G38]*[.$G$1];[.H38]*[.$H$1];[.I38]*[.$I$1];[.J38]*[.$J$1];[.K38]*[.$K$1];[.L38]*[.$L$1];[.M38]*[.$M$1])" office:value-type="float" office:value="1">
            <text:p>1</text:p>
          </table:table-cell>
          <table:table-cell/>
          <table:table-cell table:formula="of:=[.N38]-[.O38]" office:value-type="float" office:value="1">
            <text:p>1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table:formula="of:=SUM([.D39]*[.$D$1];[.E39]*[.$E$1];[.F39]*[.$F$1];[.G39]*[.$G$1];[.H39]*[.$H$1];[.I39]*[.$I$1];[.J39]*[.$J$1];[.K39]*[.$K$1];[.L39]*[.$L$1];[.M39]*[.$M$1])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N39]-[.O39]" office:value-type="float" office:value="-9">
            <text:p>-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4">
            <text:p>14</text:p>
          </table:table-cell>
          <table:table-cell office:value-type="string">
            <text:p>74HC3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SUM([.D40]*[.$D$1];[.E40]*[.$E$1];[.F40]*[.$F$1];[.G40]*[.$G$1];[.H40]*[.$H$1];[.I40]*[.$I$1];[.J40]*[.$J$1];[.K40]*[.$K$1];[.L40]*[.$L$1];[.M40]*[.$M$1])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N40]-[.O40]" office:value-type="float" office:value="-6">
            <text:p>-6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4">
            <text:p>14</text:p>
          </table:table-cell>
          <table:table-cell office:value-type="string">
            <text:p>74HC86</text:p>
          </table:table-cell>
          <table:table-cell table:number-columns-repeated="10"/>
          <table:table-cell table:formula="of:=SUM([.D41]*[.$D$1];[.E41]*[.$E$1];[.F41]*[.$F$1];[.G41]*[.$G$1];[.H41]*[.$H$1];[.I41]*[.$I$1];[.J41]*[.$J$1];[.K41]*[.$K$1];[.L41]*[.$L$1];[.M41]*[.$M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N41]-[.O41]" office:value-type="float" office:value="-5">
            <text:p>-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formula="of:=SUM([.D42]*[.$D$1];[.E42]*[.$E$1];[.F42]*[.$F$1];[.G42]*[.$G$1];[.H42]*[.$H$1];[.I42]*[.$I$1];[.J42]*[.$J$1];[.K42]*[.$K$1];[.L42]*[.$L$1];[.M42]*[.$M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N42]-[.O42]" office:value-type="float" office:value="-5">
            <text:p>-5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Pulse generator</text:p>
          </table:table-cell>
          <table:table-cell office:value-type="float" office:value="16">
            <text:p>16</text:p>
          </table:table-cell>
          <table:table-cell office:value-type="string">
            <text:p>74HC123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SUM([.D43]*[.$D$1];[.E43]*[.$E$1];[.F43]*[.$F$1];[.G43]*[.$G$1];[.H43]*[.$H$1];[.I43]*[.$I$1];[.J43]*[.$J$1];[.K43]*[.$K$1];[.L43]*[.$L$1];[.M43]*[.$M$1])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N43]-[.O43]" office:value-type="float" office:value="-7">
            <text:p>-7</text:p>
          </table:table-cell>
          <table:table-cell office:value-type="string">
            <text:p>https://www.mouser.ca/ProductDetail/Texas-Instruments/CD74HC123E?qs=aZHVzqKrScBatNTqJERygA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10"/>
          <table:table-cell table:formula="of:=SUM([.D44]*[.$D$1];[.E44]*[.$E$1];[.F44]*[.$F$1];[.G44]*[.$G$1];[.H44]*[.$H$1];[.I44]*[.$I$1];[.J44]*[.$J$1];[.K44]*[.$K$1];[.L44]*[.$L$1];[.M44]*[.$M$1])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N44]-[.O44]" office:value-type="float" office:value="-6">
            <text:p>-6</text:p>
          </table:table-cell>
          <table:table-cell office:value-type="string">
            <text:p>https://www.mouser.ca/ProductDetail/Texas-Instruments/SN74HC126N?qs=FM6NhYOeeBUAKeBNhLTZ%252Bw%3D%3D</text:p>
          </table:table-cell>
        </table:table-row>
        <table:table-row table:style-name="ro3">
          <table:table-cell office:value-type="string">
            <text:p>3 bit selector (active low)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45]*[.$D$1];[.E45]*[.$E$1];[.F45]*[.$F$1];[.G45]*[.$G$1];[.H45]*[.$H$1];[.I45]*[.$I$1];[.J45]*[.$J$1];[.K45]*[.$K$1];[.L45]*[.$L$1];[.M45]*[.$M$1]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N45]-[.O45]" office:value-type="float" office:value="-1">
            <text:p>-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SUM([.D46]*[.$D$1];[.E46]*[.$E$1];[.F46]*[.$F$1];[.G46]*[.$G$1];[.H46]*[.$H$1];[.I46]*[.$I$1];[.J46]*[.$J$1];[.K46]*[.$K$1];[.L46]*[.$L$1];[.M46]*[.$M$1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N46]-[.O46]" office:value-type="float" office:value="-2">
            <text:p>-2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table:formula="of:=SUM([.D47]*[.$D$1];[.E47]*[.$E$1];[.F47]*[.$F$1];[.G47]*[.$G$1];[.H47]*[.$H$1];[.I47]*[.$I$1];[.J47]*[.$J$1];[.K47]*[.$K$1];[.L47]*[.$L$1];[.M47]*[.$M$1])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N47]-[.O47]" office:value-type="float" office:value="-5">
            <text:p>-5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10"/>
          <table:table-cell table:formula="of:=SUM([.D48]*[.$D$1];[.E48]*[.$E$1];[.F48]*[.$F$1];[.G48]*[.$G$1];[.H48]*[.$H$1];[.I48]*[.$I$1];[.J48]*[.$J$1];[.K48]*[.$K$1];[.L48]*[.$L$1];[.M48]*[.$M$1])" office:value-type="float" office:value="0">
            <text:p>0</text:p>
          </table:table-cell>
          <table:table-cell/>
          <table:table-cell table:formula="of:=[.N48]-[.O48]" office:value-type="float" office:value="0">
            <text:p>0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3 bit selector (active high)</text:p>
          </table:table-cell>
          <table:table-cell office:value-type="float" office:value="16">
            <text:p>16</text:p>
          </table:table-cell>
          <table:table-cell office:value-type="string">
            <text:p>74HC238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SUM([.D49]*[.$D$1];[.E49]*[.$E$1];[.F49]*[.$F$1];[.G49]*[.$G$1];[.H49]*[.$H$1];[.I49]*[.$I$1];[.J49]*[.$J$1];[.K49]*[.$K$1];[.L49]*[.$L$1];[.M49]*[.$M$1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N49]-[.O49]" office:value-type="float" office:value="-1">
            <text:p>-1</text:p>
          </table:table-cell>
          <table:table-cell office:value-type="string">
            <text:p>https://www.mouser.ca/ProductDetail/Texas-Instruments/CD74HC238E?qs=sGAEpiMZZMswyCOIqqEme3PMhI7RHZZhyUhdPVo7rOY%3D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D50]*[.$D$1];[.E50]*[.$E$1];[.F50]*[.$F$1];[.G50]*[.$G$1];[.H50]*[.$H$1];[.I50]*[.$I$1];[.J50]*[.$J$1];[.K50]*[.$K$1];[.L50]*[.$L$1];[.M50]*[.$M$1])"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[.N50]-[.O50]" office:value-type="float" office:value="5">
            <text:p>5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8 bit resettable register</text:p>
          </table:table-cell>
          <table:table-cell office:value-type="float" office:value="20">
            <text:p>20</text:p>
          </table:table-cell>
          <table:table-cell office:value-type="string">
            <text:p>74HC273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5"/>
          <table:table-cell table:formula="of:=SUM([.D51]*[.$D$1];[.E51]*[.$E$1];[.F51]*[.$F$1];[.G51]*[.$G$1];[.H51]*[.$H$1];[.I51]*[.$I$1];[.J51]*[.$J$1];[.K51]*[.$K$1];[.L51]*[.$L$1];[.M51]*[.$M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N51]-[.O51]" office:value-type="float" office:value="-5">
            <text:p>-5</text:p>
          </table:table-cell>
          <table:table-cell office:value-type="string">
            <text:p>https://www.mouser.ca/ProductDetail/Texas-Instruments/SN74HC273N?qs=WzgTT80quPHVX8D0%252BDpSlA%3D%3D</text:p>
          </table:table-cell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SUM([.D52]*[.$D$1];[.E52]*[.$E$1];[.F52]*[.$F$1];[.G52]*[.$G$1];[.H52]*[.$H$1];[.I52]*[.$I$1];[.J52]*[.$J$1];[.K52]*[.$K$1];[.L52]*[.$L$1];[.M52]*[.$M$1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N52]-[.O52]" office:value-type="float" office:value="-3">
            <text:p>-3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3">
          <table:table-cell office:value-type="string">
            <text:p>8 bit reg ordered outputs</text:p>
          </table:table-cell>
          <table:table-cell office:value-type="float" office:value="20">
            <text:p>20</text:p>
          </table:table-cell>
          <table:table-cell office:value-type="string">
            <text:p>74HC57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table:formula="of:=SUM([.D53]*[.$D$1];[.E53]*[.$E$1];[.F53]*[.$F$1];[.G53]*[.$G$1];[.H53]*[.$H$1];[.I53]*[.$I$1];[.J53]*[.$J$1];[.K53]*[.$K$1];[.L53]*[.$L$1];[.M53]*[.$M$1])" office:value-type="float" office:value="18">
            <text:p>18</text:p>
          </table:table-cell>
          <table:table-cell/>
          <table:table-cell table:formula="of:=[.N53]-[.O53]" office:value-type="float" office:value="18">
            <text:p>18</text:p>
          </table:table-cell>
          <table:table-cell office:value-type="string">
            <text:p>https://www.mouser.ca/ProductDetail/Texas-Instruments/SN74HC574N?qs=7KMwW2o1%252BmTGh61cX6rAtQ%3D%3D</text:p>
          </table:table-cell>
        </table:table-row>
        <table:table-row table:style-name="ro3">
          <table:table-cell office:value-type="string">
            <text:p>8 bit counter with output enable</text:p>
          </table:table-cell>
          <table:table-cell office:value-type="float" office:value="16">
            <text:p>16</text:p>
          </table:table-cell>
          <table:table-cell office:value-type="string">
            <text:p>74HC590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4"/>
          <table:table-cell table:formula="of:=SUM([.D54]*[.$D$1];[.E54]*[.$E$1];[.F54]*[.$F$1];[.G54]*[.$G$1];[.H54]*[.$H$1];[.I54]*[.$I$1];[.J54]*[.$J$1];[.K54]*[.$K$1];[.L54]*[.$L$1];[.M54]*[.$M$1])" office:value-type="float" office:value="0">
            <text:p>0</text:p>
          </table:table-cell>
          <table:table-cell/>
          <table:table-cell table:formula="of:=[.N54]-[.O54]" office:value-type="float" office:value="0">
            <text:p>0</text:p>
          </table:table-cell>
          <table:table-cell office:value-type="string">
            <text:p>https://www.mouser.ca/ProductDetail/Texas-Instruments/SN74HC590AN?qs=6aLkNDRfRUYCIuqAS932gA%3D%3D</text:p>
          </table:table-cell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0"/>
          <table:table-cell table:formula="of:=SUM([.D55]*[.$D$1];[.E55]*[.$E$1];[.F55]*[.$F$1];[.G55]*[.$G$1];[.H55]*[.$H$1];[.I55]*[.$I$1];[.J55]*[.$J$1];[.K55]*[.$K$1];[.L55]*[.$L$1];[.M55]*[.$M$1])" office:value-type="float" office:value="0">
            <text:p>0</text:p>
          </table:table-cell>
          <table:table-cell/>
          <table:table-cell table:formula="of:=[.N55]-[.O55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0"/>
          <table:table-cell table:formula="of:=SUM([.D56]*[.$D$1];[.E56]*[.$E$1];[.F56]*[.$F$1];[.G56]*[.$G$1];[.H56]*[.$H$1];[.I56]*[.$I$1];[.J56]*[.$J$1];[.K56]*[.$K$1];[.L56]*[.$L$1];[.M56]*[.$M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N56]-[.O56]" office:value-type="float" office:value="-5">
            <text:p>-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3">
          <table:table-cell office:value-type="string">
            <text:p>8 bit down counter</text:p>
          </table:table-cell>
          <table:table-cell office:value-type="float" office:value="16">
            <text:p>16</text:p>
          </table:table-cell>
          <table:table-cell office:value-type="string">
            <text:p>74HC4010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5"/>
          <table:table-cell table:formula="of:=SUM([.D57]*[.$D$1];[.E57]*[.$E$1];[.F57]*[.$F$1];[.G57]*[.$G$1];[.H57]*[.$H$1];[.I57]*[.$I$1];[.J57]*[.$J$1];[.K57]*[.$K$1];[.L57]*[.$L$1];[.M57]*[.$M$1])" office:value-type="float" office:value="0">
            <text:p>0</text:p>
          </table:table-cell>
          <table:table-cell/>
          <table:table-cell table:formula="of:=[.N57]-[.O57]" office:value-type="float" office:value="0">
            <text:p>0</text:p>
          </table:table-cell>
          <table:table-cell office:value-type="string">
            <text:p>https://www.mouser.ca/ProductDetail/Texas-Instruments/CD74HC40103E?qs=N6WZOzgtpqXzVoqOga9Fsw%3D%3D</text:p>
          </table:table-cell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10"/>
          <table:table-cell table:formula="of:=SUM([.D58]*[.$D$1];[.E58]*[.$E$1];[.F58]*[.$F$1];[.G58]*[.$G$1];[.H58]*[.$H$1];[.I58]*[.$I$1];[.J58]*[.$J$1];[.K58]*[.$K$1];[.L58]*[.$L$1];[.M58]*[.$M$1])" office:value-type="float" office:value="0">
            <text:p>0</text:p>
          </table:table-cell>
          <table:table-cell/>
          <table:table-cell table:formula="of:=[.N58]-[.O58]" office:value-type="float" office:value="0">
            <text:p>0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10"/>
          <table:table-cell table:formula="of:=SUM([.D59]*[.$D$1];[.E59]*[.$E$1];[.F59]*[.$F$1];[.G59]*[.$G$1];[.H59]*[.$H$1];[.I59]*[.$I$1];[.J59]*[.$J$1];[.K59]*[.$K$1];[.L59]*[.$L$1];[.M59]*[.$M$1])" office:value-type="float" office:value="0">
            <text:p>0</text:p>
          </table:table-cell>
          <table:table-cell/>
          <table:table-cell table:formula="of:=[.N59]-[.O59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256Kb EEPROM (32k x 8bit 0-14)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4"/>
          <table:table-cell table:formula="of:=SUM([.D60]*[.$D$1];[.E60]*[.$E$1];[.F60]*[.$F$1];[.G60]*[.$G$1];[.H60]*[.$H$1];[.I60]*[.$I$1];[.J60]*[.$J$1];[.K60]*[.$K$1];[.L60]*[.$L$1];[.M60]*[.$M$1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N60]-[.O60]" office:value-type="float" office:value="-4">
            <text:p>-4</text:p>
          </table:table-cell>
          <table:table-cell office:value-type="string">
            <text:p>https://www.mouser.ca/ProductDetail/Microchip-Technology/AT28C256-15PU?qs=MAR%2F2X5XOp7eAU2%2FlNw9oA%3D%3D</text:p>
          </table:table-cell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table:formula="of:=SUM([.D61]*[.$D$1];[.E61]*[.$E$1];[.F61]*[.$F$1];[.G61]*[.$G$1];[.H61]*[.$H$1];[.I61]*[.$I$1];[.J61]*[.$J$1];[.K61]*[.$K$1];[.L61]*[.$L$1];[.M61]*[.$M$1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N61]-[.O61]" office:value-type="float" office:value="-3">
            <text:p>-3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1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formula="of:=SUM([.D62]*[.$D$1];[.E62]*[.$E$1];[.F62]*[.$F$1];[.G62]*[.$G$1];[.H62]*[.$H$1];[.I62]*[.$I$1];[.J62]*[.$J$1];[.K62]*[.$K$1];[.L62]*[.$L$1];[.M62]*[.$M$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N62]-[.O62]" office:value-type="float" office:value="-1">
            <text:p>-1</text:p>
          </table:table-cell>
          <table:table-cell office:value-type="string">
            <text:p>https://www.mouser.ca/ProductDetail/CTS-Electronic-Components/MXO45HS-3C-1M0000?qs=hbgUSdfWRJUiNWDnapDvEg%3D%3D</text:p>
          </table:table-cell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10"/>
          <table:table-cell table:formula="of:=SUM([.D63]*[.$D$1];[.E63]*[.$E$1];[.F63]*[.$F$1];[.G63]*[.$G$1];[.H63]*[.$H$1];[.I63]*[.$I$1];[.J63]*[.$J$1];[.K63]*[.$K$1];[.L63]*[.$L$1];[.M63]*[.$M$1])" office:value-type="float" office:value="0">
            <text:p>0</text:p>
          </table:table-cell>
          <table:table-cell/>
          <table:table-cell table:formula="of:=[.N63]-[.O63]" office:value-type="float" office:value="0">
            <text:p>0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10"/>
          <table:table-cell table:formula="of:=SUM([.D64]*[.$D$1];[.E64]*[.$E$1];[.F64]*[.$F$1];[.G64]*[.$G$1];[.H64]*[.$H$1];[.I64]*[.$I$1];[.J64]*[.$J$1];[.K64]*[.$K$1];[.L64]*[.$L$1];[.M64]*[.$M$1])" office:value-type="float" office:value="0">
            <text:p>0</text:p>
          </table:table-cell>
          <table:table-cell/>
          <table:table-cell table:formula="of:=[.N64]-[.O64]" office:value-type="float" office:value="0">
            <text:p>0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10"/>
          <table:table-cell table:formula="of:=SUM([.D65]*[.$D$1];[.E65]*[.$E$1];[.F65]*[.$F$1];[.G65]*[.$G$1];[.H65]*[.$H$1];[.I65]*[.$I$1];[.J65]*[.$J$1];[.K65]*[.$K$1];[.L65]*[.$L$1];[.M65]*[.$M$1])" office:value-type="float" office:value="0">
            <text:p>0</text:p>
          </table:table-cell>
          <table:table-cell/>
          <table:table-cell table:formula="of:=[.N65]-[.O65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10"/>
          <table:table-cell table:formula="of:=SUM([.D66]*[.$D$1];[.E66]*[.$E$1];[.F66]*[.$F$1];[.G66]*[.$G$1];[.H66]*[.$H$1];[.I66]*[.$I$1];[.J66]*[.$J$1];[.K66]*[.$K$1];[.L66]*[.$L$1];[.M66]*[.$M$1])" office:value-type="float" office:value="0">
            <text:p>0</text:p>
          </table:table-cell>
          <table:table-cell/>
          <table:table-cell table:formula="of:=[.N66]-[.O66]" office:value-type="float" office:value="0">
            <text:p>0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3">
          <table:table-cell office:value-type="string">
            <text:p>25.175 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formula="of:=SUM([.D67]*[.$D$1];[.E67]*[.$E$1];[.F67]*[.$F$1];[.G67]*[.$G$1];[.H67]*[.$H$1];[.I67]*[.$I$1];[.J67]*[.$J$1];[.K67]*[.$K$1];[.L67]*[.$L$1];[.M67]*[.$M$1])" office:value-type="float" office:value="0">
            <text:p>0</text:p>
          </table:table-cell>
          <table:table-cell/>
          <table:table-cell table:formula="of:=[.N67]-[.O67]" office:value-type="float" office:value="0">
            <text:p>0</text:p>
          </table:table-cell>
          <table:table-cell office:value-type="string">
            <text:p>https://www.mouser.ca/ProductDetail/CTS-Electronic-Components/MXO45HS-3C-25M1750?qs=hbgUSdfWRJUdHrjx9cz%252B5A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office:value-type="float" office:value="24">
            <text:p>24</text:p>
          </table:table-cell>
          <table:table-cell/>
          <table:table-cell table:number-columns-repeated="10"/>
          <table:table-cell table:formula="of:=SUM([.D68]*[.$D$1];[.E68]*[.$E$1];[.F68]*[.$F$1];[.G68]*[.$G$1];[.H68]*[.$H$1];[.I68]*[.$I$1];[.J68]*[.$J$1];[.K68]*[.$K$1];[.L68]*[.$L$1];[.M68]*[.$M$1])" office:value-type="float" office:value="0">
            <text:p>0</text:p>
          </table:table-cell>
          <table:table-cell/>
          <table:table-cell table:formula="of:=[.N68]-[.O68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table:formula="of:=SUM([.D69]*[.$D$1];[.E69]*[.$E$1];[.F69]*[.$F$1];[.G69]*[.$G$1];[.H69]*[.$H$1];[.I69]*[.$I$1];[.J69]*[.$J$1];[.K69]*[.$K$1];[.L69]*[.$L$1];[.M69]*[.$M$1])" office:value-type="float" office:value="0">
            <text:p>0</text:p>
          </table:table-cell>
          <table:table-cell/>
          <table:table-cell table:formula="of:=[.N69]-[.O69]" office:value-type="float" office:value="0">
            <text:p>0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formula="of:=SUM([.D70]*[.$D$1];[.E70]*[.$E$1];[.F70]*[.$F$1];[.G70]*[.$G$1];[.H70]*[.$H$1];[.I70]*[.$I$1];[.J70]*[.$J$1];[.K70]*[.$K$1];[.L70]*[.$L$1];[.M70]*[.$M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N70]-[.O70]" office:value-type="float" office:value="-5">
            <text:p>-5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formula="of:=SUM([.D71]*[.$D$1];[.E71]*[.$E$1];[.F71]*[.$F$1];[.G71]*[.$G$1];[.H71]*[.$H$1];[.I71]*[.$I$1];[.J71]*[.$J$1];[.K71]*[.$K$1];[.L71]*[.$L$1];[.M71]*[.$M$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N71]-[.O71]" office:value-type="float" office:value="-1">
            <text:p>-1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D72]*[.$D$1];[.E72]*[.$E$1];[.F72]*[.$F$1];[.G72]*[.$G$1];[.H72]*[.$H$1];[.I72]*[.$I$1];[.J72]*[.$J$1];[.K72]*[.$K$1];[.L72]*[.$L$1];[.M72]*[.$M$1])"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N72]-[.O72]" office:value-type="float" office:value="-8">
            <text:p>-8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formula="of:=SUM([.D73]*[.$D$1];[.E73]*[.$E$1];[.F73]*[.$F$1];[.G73]*[.$G$1];[.H73]*[.$H$1];[.I73]*[.$I$1];[.J73]*[.$J$1];[.K73]*[.$K$1];[.L73]*[.$L$1];[.M73]*[.$M$1])"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[.N73]-[.O73]" office:value-type="float" office:value="-4">
            <text:p>-4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SUM([.D74]*[.$D$1];[.E74]*[.$E$1];[.F74]*[.$F$1];[.G74]*[.$G$1];[.H74]*[.$H$1];[.I74]*[.$I$1];[.J74]*[.$J$1];[.K74]*[.$K$1];[.L74]*[.$L$1];[.M74]*[.$M$1])" office:value-type="float" office:value="40">
            <text:p>40</text:p>
          </table:table-cell>
          <table:table-cell office:value-type="float" office:value="14">
            <text:p>14</text:p>
          </table:table-cell>
          <table:table-cell table:formula="of:=[.N74]-[.O74]" office:value-type="float" office:value="26">
            <text:p>26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/>
          <table:table-cell table:number-columns-repeated="10"/>
          <table:table-cell table:formula="of:=SUM([.D75]*[.$D$1];[.E75]*[.$E$1];[.F75]*[.$F$1];[.G75]*[.$G$1];[.H75]*[.$H$1];[.I75]*[.$I$1];[.J75]*[.$J$1];[.K75]*[.$K$1];[.L75]*[.$L$1];[.M75]*[.$M$1])" office:value-type="float" office:value="0">
            <text:p>0</text:p>
          </table:table-cell>
          <table:table-cell/>
          <table:table-cell table:formula="of:=[.N75]-[.O75]" office:value-type="float" office:value="0">
            <text:p>0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/>
          <table:table-cell table:number-columns-repeated="10"/>
          <table:table-cell table:formula="of:=SUM([.D76]*[.$D$1];[.E76]*[.$E$1];[.F76]*[.$F$1];[.G76]*[.$G$1];[.H76]*[.$H$1];[.I76]*[.$I$1];[.J76]*[.$J$1];[.K76]*[.$K$1];[.L76]*[.$L$1];[.M76]*[.$M$1])" office:value-type="float" office:value="0">
            <text:p>0</text:p>
          </table:table-cell>
          <table:table-cell/>
          <table:table-cell table:formula="of:=[.N76]-[.O76]" office:value-type="float" office:value="0">
            <text:p>0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  <table:table-row table:style-name="ro3">
          <table:table-cell office:value-type="string">
            <text:p>28 Pin 0.6 in wide ZIF socket</text:p>
          </table:table-cell>
          <table:table-cell office:value-type="float" office:value="28">
            <text:p>28</text:p>
          </table:table-cell>
          <table:table-cell office:value-type="string">
            <text:p>Aries 28-526-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4"/>
          <table:table-cell table:formula="of:=SUM([.D77]*[.$D$1];[.E77]*[.$E$1];[.F77]*[.$F$1];[.G77]*[.$G$1];[.H77]*[.$H$1];[.I77]*[.$I$1];[.J77]*[.$J$1];[.K77]*[.$K$1];[.L77]*[.$L$1];[.M77]*[.$M$1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N77]-[.O77]" office:value-type="float" office:value="-2">
            <text:p>-2</text:p>
          </table:table-cell>
          <table:table-cell office:value-type="string">
            <text:p>https://www.mouser.ca/ProductDetail/Aries-Electronics/28-526-10?qs=WZRMhwwaLl9nHDqf31PyaQ%3D%3D</text:p>
          </table:table-cell>
        </table:table-row>
        <table:table-row table:style-name="ro3">
          <table:table-cell office:value-type="string">
            <text:p>32 pin 0.6 in wide socket</text:p>
          </table:table-cell>
          <table:table-cell office:value-type="float" office:value="32">
            <text:p>32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8"/>
          <table:table-cell table:formula="of:=SUM([.D78]*[.$D$1];[.E78]*[.$E$1];[.F78]*[.$F$1];[.G78]*[.$G$1];[.H78]*[.$H$1];[.I78]*[.$I$1];[.J78]*[.$J$1];[.K78]*[.$K$1];[.L78]*[.$L$1];[.M78]*[.$M$1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N78]-[.O78]" office:value-type="float" office:value="-2">
            <text:p>-2</text:p>
          </table:table-cell>
          <table:table-cell office:value-type="string">
            <text:p>https://www.mouser.ca/ProductDetail/TE-Connectivity/1-2199300-2?qs=fK8dlpkaUMstqz7drNbdHQ%3D%3D</text:p>
          </table:table-cell>
        </table:table-row>
        <table:table-row table:style-name="ro3" table:number-rows-repeated="1048497">
          <table:table-cell table:number-columns-repeated="17"/>
        </table:table-row>
        <table:table-row table:style-name="ro3"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7">2024-11-17</text:date>, <text:time>17:0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2-12-10T12:38:51.48</meta:creation-date>
    <dc:date>2024-11-17T17:07:00.26</dc:date>
    <dc:creator>Andy Palmer</dc:creator>
    <meta:editing-duration>P1DT10H22M8S</meta:editing-duration>
    <meta:editing-cycles>25</meta:editing-cycles>
    <meta:generator>OpenOffice/4.1.7$Win32 OpenOffice.org_project/417m1$Build-9800</meta:generator>
    <meta:document-statistic meta:table-count="3" meta:cell-count="2232" meta:object-count="0"/>
  </office:meta>
</office:document-meta>
</file>